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15f7c8" officeooo:paragraph-rsid="0015f7c8" style:font-size-asian="10.5pt" style:font-size-complex="12pt"/>
    </style:style>
    <style:style style:name="P2" style:family="paragraph" style:parent-style-name="Text_20_body">
      <style:text-properties fo:font-size="12pt" fo:font-weight="bold" officeooo:rsid="0015f7c8" officeooo:paragraph-rsid="0015f7c8" style:font-size-asian="10.5pt" style:font-weight-asian="bold" style:font-size-complex="12pt" style:font-weight-complex="bold"/>
    </style:style>
    <style:style style:name="P3" style:family="paragraph" style:parent-style-name="Heading_20_1">
      <style:text-properties fo:font-size="14pt" officeooo:rsid="0015b526" officeooo:paragraph-rsid="0015b526" style:font-size-asian="14pt" style:font-size-complex="14pt"/>
    </style:style>
    <style:style style:name="P4" style:family="paragraph" style:parent-style-name="Heading_20_2">
      <style:text-properties fo:font-size="13pt" fo:font-style="italic" officeooo:rsid="0015f7c8" officeooo:paragraph-rsid="0015f7c8" style:font-size-asian="11.3500003814697pt" style:font-style-asian="italic" style:font-size-complex="13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officeooo:rsid="0016dc5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Knjigovodstvo</text:h>
      <text:p text:style-name="P1">Ovaj slučaj upotrebe odnosi se na poslove oko evidentiranja i plaćanja računa dospelih na adresu firme, odnosno izdavanje računa od strane firme I njihovo naplaćivanje.</text:p>
      <text:h text:style-name="P4" text:outline-level="2">Slučaj upotrebe: <text:span text:style-name="T1">Računi koje izdaje firma</text:span></text:h>
      <text:p text:style-name="P2">1. Kratak opis: <text:span text:style-name="T2">Izdavanje računa od strane firme na osnovu otpremnice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52:20.645159157</meta:creation-date>
    <dc:date>2017-11-11T19:06:31.260092968</dc:date>
    <meta:editing-duration>PT3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3" meta:character-count="293" meta:non-whitespace-character-count="253"/>
  </office:meta>
</office:document-meta>
</file>